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70AD47"/>
    </style:style>
    <style:style style:name="ce4" style:family="table-cell" style:parent-style-name="Default" style:data-style-name="N0">
      <style:text-properties style:text-line-through-style="solid"/>
    </style:style>
    <style:style style:name="ce5" style:family="table-cell" style:parent-style-name="Default" style:data-style-name="N0">
      <style:text-properties fo:color="#008000" fo:font-weight="bold" style:font-weight-asian="bold" style:font-weight-complex="bold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x Umbraco sorting</text:p>
          </table:table-cell>
          <table:table-cell office:value-type="string" table:style-name="ce1">
            <text:p>500.19 err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2">
            <text:p>Get screen fixed!!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hrink imag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3">
            <text:p>Content - Load phase 1 (populate image dates &amp; brewers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add what, where &amp; ABV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Load phase 2 (notes to Excel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 - Load phase 2 (bring up to date)<text:s/>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ltering/sorting - colour indicators, anima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Detail</text:p>
          </table:table-cell>
          <table:table-cell office:value-type="string" table:style-name="ce1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Improve matching on search ter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dex Country &amp; Brewer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ing</text:p>
          </table:table-cell>
          <table:table-cell table:number-columns-repeated="16382"/>
        </table:table-row>
        <table:table-row table:number-rows-repeated="1048541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4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4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4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4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5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4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4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uncan Fisher</dc:creator>
    <meta:creation-date>2009-04-16T11:32:48Z</meta:creation-date>
    <dc:date>2016-10-26T20:21:47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